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10.613cm"/>
    </style:style>
    <style:style style:name="gr2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2" draw:layer="layout" svg:width="24.26cm" svg:height="10.613cm" svg:x="2.314cm" svg:y="8.438cm">
          <draw:text-box>
            <text:p text:style-name="P1"><text:span text:style-name="T1">A sua empreza faz negócios com a Alemanka, prozura parceiros, quer investir ou tem qualquer problema que quer solucionar? Então somos nós, a Câmara de Comércio e Indústria Luso-Alemão, o seu parceiro que o aconselha, ajuda e acompanha em todos os assuntos de interese económico relacionados com a Alemanha.</text:span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layer="layout" svg:width="14.516cm" svg:height="13.365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Seta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pt" fo:country="PT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Seta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Seta" draw:marker-start-width="0.2cm" draw:marker-end="Seta" draw:marker-end-width="0.2cm" draw:fill="none"/>
      <style:text-properties fo:font-size="12pt"/>
    </style:style>
    <style:style style:name="Padrão-background" style:family="presentation">
      <style:graphic-properties draw:stroke="none" draw:fill="none"/>
    </style:style>
    <style:style style:name="Padrão-backgroundobjects" style:family="presentation">
      <style:graphic-properties draw:shadow="hidden" draw:shadow-offset-x="0.3cm" draw:shadow-offset-y="0.3cm" draw:shadow-color="#808080"/>
    </style:style>
    <style:style style:name="Padrão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Padrão-outline2" style:family="presentation" style:parent-style-name="Padrão-outline1">
      <style:paragraph-properties fo:margin-left="2.4cm" fo:margin-right="0cm" fo:margin-top="0cm" fo:margin-bottom="0.4cm" fo:text-indent="-0.8cm"/>
      <style:text-properties fo:font-size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0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Padrão" style:page-layout-name="PM1" draw:style-name="Mdp1">
      <presentation:notes style:page-layout-name="PM2">
        <draw:page-thumbnail presentation:style-name="Padrão-title" draw:layer="backgroundobjects" svg:width="13.705cm" svg:height="10.279cm" svg:x="3.647cm" svg:y="2.853cm" presentation:class="page"/>
        <draw:frame presentation:style-name="Padrão-notes" draw:layer="backgroundobjects" svg:width="14.516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racle_Open_Office/3.3$Solaris_x86 OpenOffice.org_project/330m1$Build-9514</meta:generator>
    <meta:initial-creator>Thorsten Peters</meta:initial-creator>
    <meta:creation-date>1999-06-17T11:52:45</meta:creation-date>
    <dc:date>2010-07-30T11:20:10</dc:date>
    <meta:editing-cycles>14</meta:editing-cycles>
    <meta:editing-duration>PT28M23S</meta:editing-duration>
    <meta:document-statistic meta:object-count="9"/>
    <meta:user-defined meta:name="Info 0"/>
    <meta:user-defined meta:name="Info 1"/>
    <meta:user-defined meta:name="Info 2"/>
    <meta:user-defined meta:name="Info 3"/>
  </office:meta>
</office:document-meta>
</file>